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5/2018<text:bookmark-end text:name="Text14"/></text:p>
            <text:p text:style-name="Normální">KVOP-46473/2018<text:bookmark-end text:name="Text2"/></text:p>
            <text:p text:style-name="Normální"><text:bookmark-start text:name="Text6"/>25. 10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Ing. T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inženýre,</text:p>
      <text:p text:style-name="Základnítext">dne 16. října 2018 byla do Kanceláře veřejného ochránce práv doručena Vaše žádost podle<text:s/>zákona<text:s/>č. 106/1999 Sb.,<text:s/>o svobodném přístupu<text:s/>k informacím,<text:s/>ve znění pozdějších předpisů, kterou žádáte<text:s/>o zaslání Sborníku stanovisek veřejného ochránce práv – vězeňství<text:s/>č. 6<text:s/>a Zprávy ze systematických návštěv věznic z roku 2016.</text:p>
      <text:p text:style-name="Základnítext">Ve smyslu zákona<text:s/>o svobodném přístupu<text:s/>k informacím<text:s/>Vám<text:s/><text:span text:style-name="Silné">informaci poskytuji</text:span><text:s/>a požadované zasílám přílohou.</text:p>
      <text:p text:style-name="Základnítext">Rovněž Vás informuji, že připravujeme vydání nového sborníku z oblasti vězeňství, a to na jaře příštího roku.</text:p>
      <text:p text:style-name="Základnítext">S pozdravem</text:p>
      <text:p text:style-name="Základnítext"/>
      <text:p text:style-name="Základnítext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h text:style-name="Nadpis1" text:outline-level="1">Příloha</text:h>
      <text:list text:style-name="LFO2" text:continue-numbering="true">
        <text:list-item>
          <text:p text:style-name="P17">Sborník stanovisek veřejného ochránce práv – vězeňství č. 6 (2010),</text:p>
        </text:list-item>
        <text:list-item>
          <text:p text:style-name="P18"><text:span text:style-name="T19">Zpráva ze systematických návštěv veřejného ochránce práv – věznice (2016).</text:span></text:p>
        </text:list-item>
      </text:list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XK8Q*</text:span>*KVOPX008XK8Q*</text:p>
        <text:p text:style-name="P12"><text:span text:style-name="T13">KVOPX008XK8Q</text:span>KVOPX008XK8Q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08T09:38:00Z</meta:creation-date>
    <dc:date>2019-01-08T09:38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36" meta:character-count="940" meta:row-count="6" meta:non-whitespace-character-count="805"/>
  </office:meta>
</office:document-meta>
</file>